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33" style:family="table-column">
      <style:table-column-properties fo:break-before="auto" style:column-width="3.44cm"/>
    </style:style>
    <style:style style:name="co34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6"/>
        <table:table-column table:style-name="co14" table:default-cell-style-name="ce26"/>
        <table:table-column table:style-name="co15" table:default-cell-style-name="ce1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table:style-name="Default"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table:style-name="Default"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table:style-name="Default"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table:style-name="Default"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table:style-name="Default"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Default"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2260">
            <text:p>22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ee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63397000">
            <text:p>63,3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 table:number-columns-repeated="254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4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4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9162000">
            <text:p>109,16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1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table:style-name="Default"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table:style-name="Default"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table:style-name="Default"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table:style-name="ce26" office:value-type="float" office:value="863000">
            <text:p>86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table:style-name="Default"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table:style-name="Default"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table:style-name="Default"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table:style-name="Default"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table:style-name="ce26" office:value-type="float" office:value="683000">
            <text:p>68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table:style-name="ce26" office:value-type="float" office:value="894000">
            <text:p>89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table:style-name="Default"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table:style-name="ce26" office:value-type="float" office:value="1244000">
            <text:p>1,2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table:style-name="Default"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table:style-name="Default"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69646000">
            <text:p>69,646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office:value-type="float" office:value="683000">
            <text:p>683,000.00</text:p>
          </table:table-cell>
          <table:table-cell table:number-columns-repeated="3"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style-name="ce28"/>
          <table:table-cell table:number-columns-repeated="2"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4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 table:number-columns-repeated="254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G</text:p>
          </table:table-cell>
          <table:table-cell office:value-type="string">
            <text:p>E Lack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54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8116500">
            <text:p>108,116,5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26"/>
        <table:table-column table:style-name="co2" table:number-columns-repeated="3" table:default-cell-style-name="ce1"/>
        <table:table-column table:style-name="co24" table:default-cell-style-name="ce1"/>
        <table:table-column table:style-name="co21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table:style-name="Default"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5"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6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317">
            <text:p>317</text:p>
          </table:table-cell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317">
            <text:p>317</text:p>
          </table:table-cell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70344000">
            <text:p>70,3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3875000">
            <text:p>3,87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Default"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8665000">
            <text:p>108,66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 table:number-columns-repeated="4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556000">
            <text:p>68,5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27" table:default-cell-style-name="ce5"/>
        <table:table-column table:style-name="co28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2830">
            <text:p>2830</text:p>
          </table:table-cell>
          <table:table-cell office:value-type="string">
            <text:p>F</text:p>
          </table:table-cell>
          <table:table-cell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159">
            <text:p>2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A Killorn</text:p>
          </table:table-cell>
          <table:table-cell office:value-type="float" office:value="2550000">
            <text:p>2,550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65023000">
            <text:p>65,023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80742000">
            <text:p>80,74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3" table:default-cell-style-name="ce1"/>
        <table:table-column table:style-name="co34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645">
            <text:p>1645</text:p>
          </table:table-cell>
          <table:table-cell office:value-type="string">
            <text:p>F</text:p>
          </table:table-cell>
          <table:table-cell office:value-type="string">
            <text:p>C Hageli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645">
            <text:p>1645</text:p>
          </table:table-cell>
          <table:table-cell office:value-type="string">
            <text:p>F</text:p>
          </table:table-cell>
          <table:table-cell office:value-type="string">
            <text:p>C Hageli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office:value-type="string">
            <text:p>F</text:p>
          </table:table-cell>
          <table:table-cell office:value-type="string">
            <text:p>A Burakovsky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F</text:p>
          </table:table-cell>
          <table:table-cell office:value-type="string">
            <text:p>M Dano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2633000">
            <text:p>52,633,000.00</text:p>
          </table:table-cell>
          <table:table-cell table:number-columns-repeated="249"/>
        </table:table-row>
        <table:table-row table:style-name="ro1">
          <table:table-cell office:value-type="float" office:value="2257">
            <text:p>2257</text:p>
          </table:table-cell>
          <table:table-cell office:value-type="string">
            <text:p>D</text:p>
          </table:table-cell>
          <table:table-cell office:value-type="string">
            <text:p>D Dekeyser</text:p>
          </table:table-cell>
          <table:table-cell office:value-type="float" office:value="2188000">
            <text:p>2,188,000.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9539000">
            <text:p>89,539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5925333">
            <text:p>65,925,333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ce1"/>
          <table:table-cell table:number-columns-repeated="5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4077333">
            <text:p>104,077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6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dt</text:p>
          </table:table-cell>
          <table:table-cell office:value-type="float" office:value="3544000">
            <text:p>3,544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4333000">
            <text:p>4,333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58560000">
            <text:p>58,56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7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G</text:p>
          </table:table-cell>
          <table:table-cell office:value-type="string">
            <text:p>J Ortio</text:p>
          </table:table-cell>
          <table:table-cell office:value-type="float" office:value="600000">
            <text:p>600,000.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8484000">
            <text:p>88,48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8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</table:table-row>
        <table:table-row table:style-name="ro8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3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7515000">
            <text:p>77,515,000.00</text:p>
          </table:table-cell>
          <table:table-cell table:number-columns-repeated="3"/>
        </table:table-row>
        <table:table-row table:style-name="ro8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8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8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2090000">
            <text:p>112,09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8" table:number-rows-repeated="1048547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2015-10-12</text:date>, <text:time>10:4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10-12T10:43:39</dc:date>
    <dc:creator>Ben Miller</dc:creator>
    <meta:editing-duration>P79DT2H5M49S</meta:editing-duration>
    <meta:editing-cycles>218</meta:editing-cycles>
    <meta:document-statistic meta:table-count="11" meta:cell-count="2517" meta:object-count="0"/>
    <meta:user-defined meta:name=""/>
  </office:meta>
</office:document-meta>
</file>